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fo:keep-with-next="always"/>
    </style:style>
    <style:style style:name="Tabelle1.A" style:family="table-column">
      <style:table-column-properties style:column-width="2.69cm" style:rel-column-width="10369*"/>
    </style:style>
    <style:style style:name="Tabelle1.B" style:family="table-column">
      <style:table-column-properties style:column-width="1.61cm" style:rel-column-width="6208*"/>
    </style:style>
    <style:style style:name="Tabelle1.C" style:family="table-column">
      <style:table-column-properties style:column-width="8.511cm" style:rel-column-width="32808*"/>
    </style:style>
    <style:style style:name="Tabelle1.D" style:family="table-column">
      <style:table-column-properties style:column-width="4.189cm" style:rel-column-width="16150*"/>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fo:keep-with-next="always"/>
    </style:style>
    <style:style style:name="Tabelle3.A" style:family="table-column">
      <style:table-column-properties style:column-width="13.097cm" style:rel-column-width="50487*"/>
    </style:style>
    <style:style style:name="Tabelle3.B" style:family="table-column">
      <style:table-column-properties style:column-width="3.903cm" style:rel-column-width="15048*"/>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2482c" officeooo:paragraph-rsid="0002482c"/>
    </style:style>
    <style:style style:name="P2" style:family="paragraph" style:parent-style-name="Table_20_Contents">
      <style:paragraph-properties fo:text-align="end" style:justify-single-word="false"/>
      <style:text-properties officeooo:rsid="0002482c" officeooo:paragraph-rsid="0002482c"/>
    </style:style>
    <style:style style:name="P3" style:family="paragraph" style:parent-style-name="Table_20_Contents">
      <style:text-properties officeooo:rsid="0005a0f7" officeooo:paragraph-rsid="0005a0f7"/>
    </style:style>
    <style:style style:name="P4" style:family="paragraph" style:parent-style-name="Table_20_Contents">
      <style:text-properties officeooo:rsid="002b5e68" officeooo:paragraph-rsid="002b5e68"/>
    </style:style>
    <style:style style:name="P5" style:family="paragraph" style:parent-style-name="Table_20_Contents">
      <style:text-properties officeooo:rsid="002d3944" officeooo:paragraph-rsid="002d3944"/>
    </style:style>
    <style:style style:name="P6" style:family="paragraph" style:parent-style-name="Table_20_Contents">
      <style:text-properties officeooo:paragraph-rsid="003acc94"/>
    </style:style>
    <style:style style:name="P7" style:family="paragraph" style:parent-style-name="Table_20_Contents">
      <style:text-properties officeooo:rsid="003b329c" officeooo:paragraph-rsid="003b329c"/>
    </style:style>
    <style:style style:name="P8" style:family="paragraph" style:parent-style-name="Table">
      <style:text-properties fo:font-size="6pt" style:font-size-asian="5.25pt" style:font-size-complex="6pt"/>
    </style:style>
    <style:style style:name="P9" style:family="paragraph" style:parent-style-name="Table">
      <style:text-properties officeooo:rsid="0005a0f7"/>
    </style:style>
    <style:style style:name="P10" style:family="paragraph" style:parent-style-name="Table">
      <style:text-properties officeooo:rsid="00254b45" officeooo:paragraph-rsid="00376ae4"/>
    </style:style>
    <style:style style:name="P11" style:family="paragraph" style:parent-style-name="Footer">
      <style:text-properties officeooo:rsid="00042183" officeooo:paragraph-rsid="00042183"/>
    </style:style>
    <style:style style:name="P12" style:family="paragraph" style:parent-style-name="Text_20_body">
      <style:text-properties officeooo:rsid="0008fc5d" officeooo:paragraph-rsid="002b5e68"/>
    </style:style>
    <style:style style:name="P13" style:family="paragraph" style:parent-style-name="Text_20_body">
      <style:text-properties officeooo:rsid="0008fc5d" officeooo:paragraph-rsid="000a1d82"/>
    </style:style>
    <style:style style:name="P14" style:family="paragraph" style:parent-style-name="Text_20_body">
      <style:text-properties officeooo:rsid="0019c44f" officeooo:paragraph-rsid="0019c44f"/>
    </style:style>
    <style:style style:name="P15" style:family="paragraph" style:parent-style-name="Text_20_body">
      <style:paragraph-properties fo:text-align="center" style:justify-single-word="false"/>
      <style:text-properties officeooo:rsid="00042183" officeooo:paragraph-rsid="00042183"/>
    </style:style>
    <style:style style:name="P16" style:family="paragraph" style:parent-style-name="Text_20_body">
      <style:text-properties officeooo:rsid="0005a0f7" officeooo:paragraph-rsid="0005a0f7"/>
    </style:style>
    <style:style style:name="P17" style:family="paragraph" style:parent-style-name="Text_20_body">
      <style:text-properties officeooo:rsid="0107ff72" officeooo:paragraph-rsid="00086784"/>
    </style:style>
    <style:style style:name="P18" style:family="paragraph" style:parent-style-name="Text_20_body">
      <style:text-properties officeooo:rsid="0108ec9f" officeooo:paragraph-rsid="00086784"/>
    </style:style>
    <style:style style:name="P19" style:family="paragraph" style:parent-style-name="Text_20_body">
      <style:text-properties officeooo:rsid="000afe7d" officeooo:paragraph-rsid="002b5e68"/>
    </style:style>
    <style:style style:name="P20" style:family="paragraph" style:parent-style-name="Text_20_body">
      <style:text-properties officeooo:rsid="000cf2ed" officeooo:paragraph-rsid="000cf2ed"/>
    </style:style>
    <style:style style:name="P21" style:family="paragraph" style:parent-style-name="Text_20_body">
      <style:text-properties officeooo:rsid="00143cbb" officeooo:paragraph-rsid="00143cbb"/>
    </style:style>
    <style:style style:name="P22" style:family="paragraph" style:parent-style-name="Text_20_body">
      <style:text-properties officeooo:rsid="00112bcc" officeooo:paragraph-rsid="00112bcc"/>
    </style:style>
    <style:style style:name="P23" style:family="paragraph" style:parent-style-name="Text_20_body">
      <style:text-properties officeooo:rsid="0018e8a1" officeooo:paragraph-rsid="0018e8a1"/>
    </style:style>
    <style:style style:name="P24" style:family="paragraph" style:parent-style-name="Text_20_body">
      <style:text-properties officeooo:rsid="00186dce" officeooo:paragraph-rsid="001b1286"/>
    </style:style>
    <style:style style:name="P25" style:family="paragraph" style:parent-style-name="Text_20_body">
      <style:text-properties officeooo:rsid="0019d8f6" officeooo:paragraph-rsid="0019d8f6"/>
    </style:style>
    <style:style style:name="P26" style:family="paragraph" style:parent-style-name="Text_20_body">
      <style:text-properties officeooo:rsid="001b1286" officeooo:paragraph-rsid="001b1286"/>
    </style:style>
    <style:style style:name="P27" style:family="paragraph" style:parent-style-name="Text_20_body">
      <style:text-properties officeooo:rsid="001cf298" officeooo:paragraph-rsid="001cf298"/>
    </style:style>
    <style:style style:name="P28" style:family="paragraph" style:parent-style-name="Text_20_body">
      <style:text-properties officeooo:rsid="001e55d5" officeooo:paragraph-rsid="001e55d5"/>
    </style:style>
    <style:style style:name="P29" style:family="paragraph" style:parent-style-name="Text_20_body">
      <style:text-properties officeooo:rsid="00201ffd" officeooo:paragraph-rsid="00201ffd"/>
    </style:style>
    <style:style style:name="P30" style:family="paragraph" style:parent-style-name="Text_20_body">
      <style:text-properties officeooo:rsid="00219bf2" officeooo:paragraph-rsid="00219bf2"/>
    </style:style>
    <style:style style:name="P31" style:family="paragraph" style:parent-style-name="Text_20_body">
      <style:text-properties officeooo:rsid="0023f341" officeooo:paragraph-rsid="0023f341"/>
    </style:style>
    <style:style style:name="P32" style:family="paragraph" style:parent-style-name="Text_20_body">
      <style:text-properties officeooo:rsid="00086784" officeooo:paragraph-rsid="00280ba1"/>
    </style:style>
    <style:style style:name="P33" style:family="paragraph" style:parent-style-name="Text_20_body">
      <style:text-properties officeooo:rsid="00376ae4" officeooo:paragraph-rsid="00376ae4"/>
    </style:style>
    <style:style style:name="P34" style:family="paragraph" style:parent-style-name="Text_20_body">
      <style:text-properties officeooo:rsid="00381cac" officeooo:paragraph-rsid="00381cac"/>
    </style:style>
    <style:style style:name="P35" style:family="paragraph" style:parent-style-name="Text_20_body">
      <style:text-properties officeooo:rsid="003c502c" officeooo:paragraph-rsid="003c502c" fo:background-color="transparent"/>
    </style:style>
    <style:style style:name="P36" style:family="paragraph" style:parent-style-name="Standard">
      <style:paragraph-properties fo:text-align="center" style:justify-single-word="false"/>
    </style:style>
    <style:style style:name="P37" style:family="paragraph" style:parent-style-name="Title">
      <style:text-properties style:use-window-font-color="true"/>
    </style:style>
    <style:style style:name="P38" style:family="paragraph" style:parent-style-name="Title">
      <style:text-properties officeooo:rsid="00086784" officeooo:paragraph-rsid="00086784"/>
    </style:style>
    <style:style style:name="P39" style:family="paragraph" style:parent-style-name="Table_20_Heading">
      <style:text-properties officeooo:rsid="0005a0f7" officeooo:paragraph-rsid="0005a0f7"/>
    </style:style>
    <style:style style:name="P40" style:family="paragraph" style:parent-style-name="Standard" style:list-style-name="L1">
      <style:text-properties officeooo:paragraph-rsid="00086784"/>
    </style:style>
    <style:style style:name="P41" style:family="paragraph" style:parent-style-name="Standard" style:list-style-name="L1">
      <style:text-properties officeooo:rsid="00219bf2" officeooo:paragraph-rsid="00219bf2"/>
    </style:style>
    <style:style style:name="P42" style:family="paragraph" style:parent-style-name="Text_20_body">
      <style:text-properties officeooo:rsid="000e07c3" officeooo:paragraph-rsid="000e07c3"/>
    </style:style>
    <style:style style:name="P43" style:family="paragraph" style:parent-style-name="Text_20_body">
      <style:text-properties officeooo:rsid="000afe7d" officeooo:paragraph-rsid="00402489"/>
    </style:style>
    <style:style style:name="P44" style:family="paragraph" style:parent-style-name="Text_20_body">
      <style:text-properties officeooo:rsid="00402489" officeooo:paragraph-rsid="00402489"/>
    </style:style>
    <style:style style:name="P45" style:family="paragraph" style:parent-style-name="Text_20_body">
      <style:text-properties officeooo:rsid="0009471c" officeooo:paragraph-rsid="0009471c"/>
    </style:style>
    <style:style style:name="P46" style:family="paragraph" style:parent-style-name="Text_20_body">
      <style:text-properties officeooo:rsid="000cf2ed" officeooo:paragraph-rsid="0041fdc2"/>
    </style:style>
    <style:style style:name="P47" style:family="paragraph" style:parent-style-name="Text_20_body">
      <style:text-properties officeooo:rsid="0042b4bd" officeooo:paragraph-rsid="00457598"/>
    </style:style>
    <style:style style:name="P48" style:family="paragraph" style:parent-style-name="Text_20_body" style:list-style-name="L6">
      <style:text-properties officeooo:paragraph-rsid="00457598"/>
    </style:style>
    <style:style style:name="P49" style:family="paragraph" style:parent-style-name="Text_20_body" style:list-style-name="L6">
      <style:text-properties officeooo:rsid="00472695" officeooo:paragraph-rsid="00472695"/>
    </style:style>
    <style:style style:name="P50" style:family="paragraph" style:parent-style-name="Text_20_body">
      <style:text-properties officeooo:rsid="002a370c" officeooo:paragraph-rsid="0048ec4b"/>
    </style:style>
    <style:style style:name="P51" style:family="paragraph" style:parent-style-name="Text_20_body">
      <style:text-properties officeooo:rsid="002a370c" officeooo:paragraph-rsid="004b6c42"/>
    </style:style>
    <style:style style:name="P52" style:family="paragraph" style:parent-style-name="Text_20_body">
      <style:text-properties officeooo:rsid="00219bf2" officeooo:paragraph-rsid="004b03c2"/>
    </style:style>
    <style:style style:name="P53" style:family="paragraph" style:parent-style-name="Text_20_body" style:list-style-name="L1">
      <style:text-properties officeooo:rsid="00219bf2" officeooo:paragraph-rsid="004b03c2"/>
    </style:style>
    <style:style style:name="P54" style:family="paragraph" style:parent-style-name="Text_20_body">
      <style:text-properties officeooo:rsid="000fc42d" officeooo:paragraph-rsid="0050fbf7"/>
    </style:style>
    <style:style style:name="P55" style:family="paragraph" style:parent-style-name="Heading_20_1">
      <style:text-properties officeooo:rsid="0005a0f7" officeooo:paragraph-rsid="0005a0f7"/>
    </style:style>
    <style:style style:name="P56" style:family="paragraph" style:parent-style-name="Heading_20_1">
      <style:text-properties officeooo:rsid="00086784" officeooo:paragraph-rsid="00086784"/>
    </style:style>
    <style:style style:name="P57" style:family="paragraph" style:parent-style-name="Heading_20_1">
      <style:paragraph-properties fo:margin-left="0cm" fo:margin-right="0cm" fo:text-indent="-0.762cm" style:auto-text-indent="false" fo:break-before="page"/>
      <style:text-properties officeooo:paragraph-rsid="0005a0f7"/>
    </style:style>
    <style:style style:name="P58" style:family="paragraph" style:parent-style-name="Heading_20_1">
      <style:paragraph-properties fo:break-before="page"/>
      <style:text-properties officeooo:rsid="0005a0f7" officeooo:paragraph-rsid="0005a0f7"/>
    </style:style>
    <style:style style:name="P59" style:family="paragraph" style:parent-style-name="Heading_20_2">
      <style:text-properties officeooo:rsid="0005a0f7" officeooo:paragraph-rsid="0005a0f7"/>
    </style:style>
    <style:style style:name="P60" style:family="paragraph" style:parent-style-name="Heading_20_2">
      <style:text-properties officeooo:rsid="00086784" officeooo:paragraph-rsid="00086784"/>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2d3944"/>
    </style:style>
    <style:style style:name="T2" style:family="text">
      <style:text-properties officeooo:rsid="002b5e68"/>
    </style:style>
    <style:style style:name="T3" style:family="text">
      <style:text-properties officeooo:rsid="00186dce"/>
    </style:style>
    <style:style style:name="T4" style:family="text">
      <style:text-properties officeooo:rsid="00219bf2"/>
    </style:style>
    <style:style style:name="T5" style:family="text">
      <style:text-properties officeooo:rsid="00086784"/>
    </style:style>
    <style:style style:name="T6" style:family="text">
      <style:text-properties officeooo:rsid="000a1d82"/>
    </style:style>
    <style:style style:name="T7" style:family="text">
      <style:text-properties fo:font-style="italic" style:text-underline-style="solid" style:text-underline-width="auto" style:text-underline-color="font-color" officeooo:rsid="004db8ed" style:font-style-asian="italic" style:font-style-complex="italic"/>
    </style:style>
    <style:style style:name="T8" style:family="text">
      <style:text-properties fo:font-style="italic" officeooo:rsid="004db8ed" style:font-style-asian="italic" style:font-style-complex="italic"/>
    </style:style>
    <style:style style:name="T9" style:family="text">
      <style:text-properties officeooo:rsid="000da90d"/>
    </style:style>
    <style:style style:name="T10" style:family="text">
      <style:text-properties officeooo:rsid="0013e843"/>
    </style:style>
    <style:style style:name="T11" style:family="text">
      <style:text-properties officeooo:rsid="00158c41"/>
    </style:style>
    <style:style style:name="T12" style:family="text">
      <style:text-properties officeooo:rsid="0017753e"/>
    </style:style>
    <style:style style:name="T13" style:family="text">
      <style:text-properties officeooo:rsid="0019d8f6"/>
    </style:style>
    <style:style style:name="T14" style:family="text">
      <style:text-properties officeooo:rsid="001b1286"/>
    </style:style>
    <style:style style:name="T15" style:family="text">
      <style:text-properties officeooo:rsid="001cf298"/>
    </style:style>
    <style:style style:name="T16" style:family="text">
      <style:text-properties officeooo:rsid="001fb9e6"/>
    </style:style>
    <style:style style:name="T17" style:family="text">
      <style:text-properties officeooo:rsid="0022ff95"/>
    </style:style>
    <style:style style:name="T18" style:family="text">
      <style:text-properties officeooo:rsid="0026eb45"/>
    </style:style>
    <style:style style:name="T19" style:family="text">
      <style:text-properties officeooo:rsid="002933ab"/>
    </style:style>
    <style:style style:name="T20" style:family="text">
      <style:text-properties officeooo:rsid="00376ae4"/>
    </style:style>
    <style:style style:name="T21" style:family="text">
      <style:text-properties officeooo:rsid="003acc94"/>
    </style:style>
    <style:style style:name="T22" style:family="text">
      <style:text-properties officeooo:rsid="003b329c"/>
    </style:style>
    <style:style style:name="T23" style:family="text">
      <style:text-properties officeooo:rsid="003db2fd"/>
    </style:style>
    <style:style style:name="T24" style:family="text">
      <style:text-properties officeooo:rsid="00402489"/>
    </style:style>
    <style:style style:name="T25" style:family="text">
      <style:text-properties officeooo:rsid="0041fdc2"/>
    </style:style>
    <style:style style:name="T26" style:family="text">
      <style:text-properties officeooo:rsid="00437fd7"/>
    </style:style>
    <style:style style:name="T27" style:family="text">
      <style:text-properties officeooo:rsid="0043cb38"/>
    </style:style>
    <style:style style:name="T28" style:family="text">
      <style:text-properties officeooo:rsid="0048ec4b"/>
    </style:style>
    <style:style style:name="T29" style:family="text">
      <style:text-properties officeooo:rsid="00495c04"/>
    </style:style>
    <style:style style:name="T30" style:family="text">
      <style:text-properties officeooo:rsid="004b03c2"/>
    </style:style>
    <style:style style:name="T31" style:family="text">
      <style:text-properties officeooo:rsid="004d68fb"/>
    </style:style>
    <style:style style:name="T32" style:family="text">
      <style:text-properties officeooo:rsid="004db8ed"/>
    </style:style>
    <style:style style:name="T33" style:family="text">
      <style:text-properties officeooo:rsid="0050fbf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36"/>
      <text:p text:style-name="P36"/>
      <text:p text:style-name="P36"/>
      <text:p text:style-name="P36"/>
      <text:p text:style-name="P36"/>
      <text:p text:style-name="P36"/>
      <text:p text:style-name="P36"/>
      <text:p text:style-name="P36"/>
      <text:p text:style-name="P36"/>
      <text:p text:style-name="P36"/>
      <text:p text:style-name="P36"/>
      <text:p text:style-name="P37">SVM Schüler Verwaltung Metzenthin</text:p>
      <text:p text:style-name="P15"/>
      <text:p text:style-name="P38">Testkonzept</text:p>
      <text:p text:style-name="P15"/>
      <text:p text:style-name="P15"/>
      <text:p text:style-name="P15">Martin Schraner</text:p>
      <text:p text:style-name="P15">Hans Stamm</text:p>
      <text:h text:style-name="P57" text:outline-level="1" text:is-list-header="true"><text:bookmark-start text:name="__RefHeading__620_1351969843"/>Änderungsgeschichte<text:bookmark-end text:name="__RefHeading__620_1351969843"/></text:h>
      <text:p text:style-name="P16"/>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39">Datum</text:p>
          </table:table-cell>
          <table:table-cell table:style-name="Tabelle1.A1" office:value-type="string">
            <text:p text:style-name="P39">Version</text:p>
          </table:table-cell>
          <table:table-cell table:style-name="Tabelle1.A1" office:value-type="string">
            <text:p text:style-name="P39">Änderung</text:p>
          </table:table-cell>
          <table:table-cell table:style-name="Tabelle1.D1" office:value-type="string">
            <text:p text:style-name="P39">Autor</text:p>
          </table:table-cell>
        </table:table-row>
        <table:table-row>
          <table:table-cell table:style-name="Tabelle1.A2" office:value-type="string">
            <text:p text:style-name="P3"><text:span text:style-name="T5">16</text:span>.06.2015</text:p>
          </table:table-cell>
          <table:table-cell table:style-name="Tabelle1.A2" office:value-type="string">
            <text:p text:style-name="P3">0.10</text:p>
          </table:table-cell>
          <table:table-cell table:style-name="Tabelle1.A2" office:value-type="string">
            <text:p text:style-name="P3">Erstellung</text:p>
          </table:table-cell>
          <table:table-cell table:style-name="Tabelle1.D2" office:value-type="string">
            <text:p text:style-name="P3">Hans Stamm</text:p>
          </table:table-cell>
        </table:table-row>
        <table:table-row>
          <table:table-cell table:style-name="Tabelle1.A2" office:value-type="string">
            <text:p text:style-name="P4">04.07.2015</text:p>
          </table:table-cell>
          <table:table-cell table:style-name="Tabelle1.A2" office:value-type="string">
            <text:p text:style-name="P4">0.11</text:p>
          </table:table-cell>
          <table:table-cell table:style-name="Tabelle1.A2" office:value-type="string">
            <text:p text:style-name="P4">Ergänzung Strategie</text:p>
          </table:table-cell>
          <table:table-cell table:style-name="Tabelle1.D2" office:value-type="string">
            <text:p text:style-name="P4">Hans Stamm</text:p>
          </table:table-cell>
        </table:table-row>
        <table:table-row>
          <table:table-cell table:style-name="Tabelle1.A2" office:value-type="string">
            <text:p text:style-name="P5">13.08.2015</text:p>
          </table:table-cell>
          <table:table-cell table:style-name="Tabelle1.A2" office:value-type="string">
            <text:p text:style-name="P5">0.9</text:p>
          </table:table-cell>
          <table:table-cell table:style-name="Tabelle1.A2" office:value-type="string">
            <text:p text:style-name="P5">Reviewbereit</text:p>
          </table:table-cell>
          <table:table-cell table:style-name="Tabelle1.D2" office:value-type="string">
            <text:p text:style-name="P5">Hans Stamm / Martin Schraner</text:p>
          </table:table-cell>
        </table:table-row>
      </table:table>
      <text:p text:style-name="P9"/>
      <text:p text:style-name="P9"/>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1"><text:a xlink:type="simple" xlink:href="#__RefHeading__620_1351969843" text:style-name="Index_20_Link" text:visited-style-name="Index_20_Link"><text:s/>Änderungsgeschichte<text:tab/>2</text:a></text:p>
          <text:p text:style-name="P61"><text:a xlink:type="simple" xlink:href="#__RefHeading__586_1351969843" text:style-name="Index_20_Link" text:visited-style-name="Index_20_Link">1 Einführung<text:tab/>4</text:a></text:p>
          <text:p text:style-name="P62"><text:a xlink:type="simple" xlink:href="#__RefHeading__588_1351969843" text:style-name="Index_20_Link" text:visited-style-name="Index_20_Link">1.1 Zweck und Abgrenzung<text:tab/>4</text:a></text:p>
          <text:p text:style-name="P62"><text:a xlink:type="simple" xlink:href="#__RefHeading__590_1351969843" text:style-name="Index_20_Link" text:visited-style-name="Index_20_Link">1.2 Gültigkeitsbereich<text:tab/>4</text:a></text:p>
          <text:p text:style-name="P62"><text:a xlink:type="simple" xlink:href="#__RefHeading__592_1351969843" text:style-name="Index_20_Link" text:visited-style-name="Index_20_Link">1.3 Referenzdokumente<text:tab/>4</text:a></text:p>
          <text:p text:style-name="P61"><text:a xlink:type="simple" xlink:href="#__RefHeading__596_1351969843" text:style-name="Index_20_Link" text:visited-style-name="Index_20_Link">2 Systemübersicht<text:tab/>4</text:a></text:p>
          <text:p text:style-name="P61"><text:a xlink:type="simple" xlink:href="#__RefHeading__598_1351969843" text:style-name="Index_20_Link" text:visited-style-name="Index_20_Link">3 Risikoanalyse<text:tab/>4</text:a></text:p>
          <text:p text:style-name="P62"><text:a xlink:type="simple" xlink:href="#__RefHeading__336_1769537256" text:style-name="Index_20_Link" text:visited-style-name="Index_20_Link">3.1 Risiken<text:tab/>4</text:a></text:p>
          <text:p text:style-name="P62"><text:a xlink:type="simple" xlink:href="#__RefHeading__338_1769537256" text:style-name="Index_20_Link" text:visited-style-name="Index_20_Link">3.2 Risikofaktoren<text:tab/>5</text:a></text:p>
          <text:p text:style-name="P62"><text:a xlink:type="simple" xlink:href="#__RefHeading__340_1769537256" text:style-name="Index_20_Link" text:visited-style-name="Index_20_Link">3.3 Produktstruktur und Risiken<text:tab/>5</text:a></text:p>
          <text:p text:style-name="P61"><text:a xlink:type="simple" xlink:href="#__RefHeading__600_1351969843" text:style-name="Index_20_Link" text:visited-style-name="Index_20_Link">4 Strategie<text:tab/>5</text:a></text:p>
          <text:p text:style-name="P62"><text:a xlink:type="simple" xlink:href="#__RefHeading__342_1769537256" text:style-name="Index_20_Link" text:visited-style-name="Index_20_Link">4.1 Für Reviews<text:tab/>5</text:a></text:p>
          <text:p text:style-name="P62"><text:a xlink:type="simple" xlink:href="#__RefHeading__344_1769537256" text:style-name="Index_20_Link" text:visited-style-name="Index_20_Link">4.2 Für Integration<text:tab/>5</text:a></text:p>
          <text:p text:style-name="P62"><text:a xlink:type="simple" xlink:href="#__RefHeading__346_1769537256" text:style-name="Index_20_Link" text:visited-style-name="Index_20_Link">4.3 Für Tests<text:tab/>6</text:a></text:p>
          <text:p text:style-name="P61"><text:a xlink:type="simple" xlink:href="#__RefHeading__612_1351969843" text:style-name="Index_20_Link" text:visited-style-name="Index_20_Link">5 Prüfungen<text:tab/>7</text:a></text:p>
          <text:p text:style-name="P62"><text:a xlink:type="simple" xlink:href="#__RefHeading__348_1769537256" text:style-name="Index_20_Link" text:visited-style-name="Index_20_Link">5.1 Prüfgegenstände<text:tab/>7</text:a></text:p>
          <text:p text:style-name="P62"><text:a xlink:type="simple" xlink:href="#__RefHeading__350_1769537256" text:style-name="Index_20_Link" text:visited-style-name="Index_20_Link">5.2 Prüfverfahren und Prüfdimensionen<text:tab/>7</text:a></text:p>
          <text:p text:style-name="P62"><text:a xlink:type="simple" xlink:href="#__RefHeading__352_1769537256" text:style-name="Index_20_Link" text:visited-style-name="Index_20_Link">5.3 Abdeckungsgrade<text:tab/>7</text:a></text:p>
          <text:p text:style-name="P62"><text:a xlink:type="simple" xlink:href="#__RefHeading__354_1769537256" text:style-name="Index_20_Link" text:visited-style-name="Index_20_Link">5.4 Abnahmekriterien<text:tab/>8</text:a></text:p>
          <text:p text:style-name="P61"><text:a xlink:type="simple" xlink:href="#__RefHeading__614_1351969843" text:style-name="Index_20_Link" text:visited-style-name="Index_20_Link">6 Testinfrastruktur<text:tab/>8</text:a></text:p>
          <text:p text:style-name="P62"><text:a xlink:type="simple" xlink:href="#__RefHeading__356_1769537256" text:style-name="Index_20_Link" text:visited-style-name="Index_20_Link">6.1 Grundsätzliche Überlegungen<text:tab/>8</text:a></text:p>
          <text:p text:style-name="P62"><text:a xlink:type="simple" xlink:href="#__RefHeading__358_1769537256" text:style-name="Index_20_Link" text:visited-style-name="Index_20_Link">6.2 Testumgebungen, Testgeschirr<text:tab/>8</text:a></text:p>
          <text:p text:style-name="P62"><text:a xlink:type="simple" xlink:href="#__RefHeading__360_1769537256" text:style-name="Index_20_Link" text:visited-style-name="Index_20_Link">6.3 Anforderungen an Testmittel<text:tab/>8</text:a></text:p>
          <text:p text:style-name="P62"><text:a xlink:type="simple" xlink:href="#__RefHeading__362_1769537256" text:style-name="Index_20_Link" text:visited-style-name="Index_20_Link">6.4 Anforderungen an Testdaten<text:tab/>9</text:a></text:p>
          <text:p text:style-name="P61"><text:a xlink:type="simple" xlink:href="#__RefHeading__616_1351969843" text:style-name="Index_20_Link" text:visited-style-name="Index_20_Link">7 Testnachweise<text:tab/>9</text:a></text:p>
          <text:p text:style-name="P62"><text:a xlink:type="simple" xlink:href="#__RefHeading__364_1769537256" text:style-name="Index_20_Link" text:visited-style-name="Index_20_Link">7.1 Dokumente<text:tab/>9</text:a></text:p>
          <text:p text:style-name="P62"><text:a xlink:type="simple" xlink:href="#__RefHeading__366_1769537256" text:style-name="Index_20_Link" text:visited-style-name="Index_20_Link">7.2 Metriken<text:tab/>9</text:a></text:p>
          <text:p text:style-name="P61"><text:soft-page-break/><text:a xlink:type="simple" xlink:href="#__RefHeading__618_1351969843" text:style-name="Index_20_Link" text:visited-style-name="Index_20_Link">8 Prozesse<text:tab/>9</text:a></text:p>
          <text:p text:style-name="P62"><text:a xlink:type="simple" xlink:href="#__RefHeading__368_1769537256" text:style-name="Index_20_Link" text:visited-style-name="Index_20_Link">8.1 Reviews<text:tab/>9</text:a></text:p>
          <text:p text:style-name="P62"><text:a xlink:type="simple" xlink:href="#__RefHeading__372_1769537256" text:style-name="Index_20_Link" text:visited-style-name="Index_20_Link">8.2 Fehler erfassen und verfolgen<text:tab/>9</text:a></text:p>
        </text:index-body>
      </text:table-of-content>
      <text:p text:style-name="P16"/>
      <text:h text:style-name="P58" text:outline-level="1" text:restart-numbering="true" text:start-value="-1"><text:bookmark-start text:name="__RefHeading__586_1351969843"/>Einführung<text:bookmark-end text:name="__RefHeading__586_1351969843"/></text:h>
      <text:h text:style-name="P59" text:outline-level="2"><text:bookmark-start text:name="__RefHeading__588_1351969843"/>Zweck <text:span text:style-name="T5">und Abgrenzung</text:span><text:bookmark-end text:name="__RefHeading__588_1351969843"/></text:h>
      <text:p text:style-name="P18">Dieses Dokument gibt einen Überblick über das Testen der zu entwickelnden Software SVM (Schüler-Verwaltung Metzenthin).</text:p>
      <text:h text:style-name="P59" text:outline-level="2"><text:bookmark-start text:name="__RefHeading__590_1351969843"/>Gültigkeitsbereich<text:bookmark-end text:name="__RefHeading__590_1351969843"/></text:h>
      <text:p text:style-name="Text_20_body">Die Gültigkeit dieses Projektplans erstreckt sich über das 4. Semester des MAS-SE 2013 Lehrgangs von Ende März bis Ende August 2015.</text:p>
      <text:h text:style-name="P59" text:outline-level="2"><text:bookmark-start text:name="__RefHeading__592_1351969843"/>Referenz<text:span text:style-name="T5">dokumente</text:span><text:bookmark-end text:name="__RefHeading__592_1351969843"/></text:h>
      <text:p text:style-name="P17">Nachfolgend werden die Dokumente aufgeführt, welche von diesem Dokument referenziert werden.</text:p>
      <text:list xml:id="list8190118384451376895" text:style-name="L1">
        <text:list-item>
          <text:p text:style-name="P40"><text:span text:style-name="T4">doc/01_Projektplant/</text:span>SVM_Projektplan</text:p>
        </text:list-item>
        <text:list-item>
          <text:p text:style-name="P40"><text:span text:style-name="T4">doc/12_Analyse/</text:span>SVM_<text:span text:style-name="T5">Anforderungsspezifikation</text:span></text:p>
        </text:list-item>
        <text:list-item>
          <text:p text:style-name="P41">doc/14_Qualitaetsmanagement/SVM_Iterationsassessment</text:p>
        </text:list-item>
        <text:list-item>
          <text:p text:style-name="P53"><text:span text:style-name="T30">doc/14_Qualitaetsmanagement/SVM_Incidents</text:span></text:p>
        </text:list-item>
      </text:list>
      <text:h text:style-name="P55" text:outline-level="1"><text:bookmark-start text:name="__RefHeading__596_1351969843"/>Systemübersicht<text:bookmark-end text:name="__RefHeading__596_1351969843"/></text:h>
      <text:p text:style-name="P32">Eine Übersicht über das System ist in Kapitel 2 des Dokuments <text:span text:style-name="T4">doc/12_Analyse/</text:span>SVM_Anforderungsspezifikation zu finden.</text:p>
      <text:h text:style-name="P56" text:outline-level="1"><text:bookmark-start text:name="__RefHeading__598_1351969843"/>Risikoanalyse<text:bookmark-end text:name="__RefHeading__598_1351969843"/></text:h>
      <text:p text:style-name="P35">In diesem Kapitel werden die Risiken, die den Erfolg des Projekts aus Testsicht gefährden können, festgehalten. In den folgenden Kapiteln wird unter anderem darauf eingegangen, wie diese Risiken vermindert werden können.</text:p>
      <text:h text:style-name="P60" text:outline-level="2"><text:bookmark-start text:name="__RefHeading__336_1769537256"/>Risiken<text:bookmark-end text:name="__RefHeading__336_1769537256"/></text:h>
      <text:p text:style-name="P33">Folgende Risiken wurden identifiziert:</text:p>
      <table:table table:name="Tabelle3" table:style-name="Tabelle3">
        <table:table-column table:style-name="Tabelle3.A"/>
        <table:table-column table:style-name="Tabelle3.B"/>
        <table:table-header-rows>
          <text:soft-page-break/>
          <table:table-row>
            <table:table-cell table:style-name="Tabelle3.A1" office:value-type="string">
              <text:p text:style-name="Table_20_Heading">Risiko</text:p>
            </table:table-cell>
            <table:table-cell table:style-name="Tabelle3.B1" office:value-type="string">
              <text:p text:style-name="Table_20_Heading">Eintretens-Wahrscheinlichkeit</text:p>
            </table:table-cell>
          </table:table-row>
          <table:table-row>
            <table:table-cell table:style-name="Tabelle3.A2" office:value-type="string">
              <text:p text:style-name="P6">Auftreten von Probleme<text:span text:style-name="T21">n</text:span> <text:s/>wegen fehlender Erfahrung mit JPA / Hibernate (z.B. <text:span text:style-name="T24">i</text:span>nstabile Applikation oder inkonsistente Daten in der Datenbank)</text:p>
            </table:table-cell>
            <table:table-cell table:style-name="Tabelle3.B2" office:value-type="string">
              <text:p text:style-name="Table_20_Contents"><text:span text:style-name="T22">8</text:span>0 %</text:p>
            </table:table-cell>
          </table:table-row>
          <table:table-row>
            <table:table-cell table:style-name="Tabelle3.A2" office:value-type="string">
              <text:p text:style-name="P6">Auftreten von Probleme<text:span text:style-name="T21">n</text:span> wegen fehlender Erfahrung mit GUI-Entwicklung <text:s/>(z.B. Handling vieler Fenster und Dialoge)</text:p>
            </table:table-cell>
            <table:table-cell table:style-name="Tabelle3.B2" office:value-type="string">
              <text:p text:style-name="Table_20_Contents">80 %</text:p>
            </table:table-cell>
          </table:table-row>
          <table:table-row>
            <table:table-cell table:style-name="Tabelle3.A2" office:value-type="string">
              <text:p text:style-name="P7">Auftreten von Problemen wegen fehlender Erfahrung mit der Erstellung und Bearbeitung von Word-Dokumenten aus Java (z.B. Darstellung der Daten)</text:p>
            </table:table-cell>
            <table:table-cell table:style-name="Tabelle3.B2" office:value-type="string">
              <text:p text:style-name="P7">80 %</text:p>
            </table:table-cell>
          </table:table-row>
        </table:table-header-rows>
        <table:table-row>
          <table:table-cell table:style-name="Tabelle3.A2" office:value-type="string">
            <text:p text:style-name="P7">Die Applikation wird iterativ entwickelt. Sie wird laufend durch neue Funktionalität erweitert. Dabei besteht die Gefahr, dass Erweiterungen bereits implementierte Funktionalität beeinträchtigt.</text:p>
          </table:table-cell>
          <table:table-cell table:style-name="Tabelle3.B2" office:value-type="string">
            <text:p text:style-name="P7">80 %</text:p>
          </table:table-cell>
        </table:table-row>
      </table:table>
      <text:p text:style-name="P10">Tabelle <text:sequence text:ref-name="refTable0" text:name="Table" text:formula="ooow:Table+1" style:num-format="1">3.1</text:sequence>: <text:span text:style-name="T20">Risiken</text:span></text:p>
      <text:h text:style-name="P60" text:outline-level="2"><text:bookmark-start text:name="__RefHeading__338_1769537256"/>Risikofaktoren<text:bookmark-end text:name="__RefHeading__338_1769537256"/></text:h>
      <text:p text:style-name="P34">Durch die zum Teil fehlenden Kenntnisse besteht die Gefahr, dass viel Zeit für die Wissensaneignung verloren geht, oder dass während der Entwicklung oder den Tests Probleme auftreten, deren Lösung viel Zeit beanspruchen.</text:p>
      <text:h text:style-name="P60" text:outline-level="2"><text:bookmark-start text:name="__RefHeading__340_1769537256"/>Produktstruktur und Risiken<text:bookmark-end text:name="__RefHeading__340_1769537256"/></text:h>
      <text:p text:style-name="P33">Aufgrund der relativ einfachen Produktstruktur (Rich Client mit Datenbank-Anbindung) sind diesbezüglich keine grösseren Probleme zu erwarten.</text:p>
      <text:h text:style-name="P56" text:outline-level="1"><text:bookmark-start text:name="__RefHeading__600_1351969843"/>Strategie<text:bookmark-end text:name="__RefHeading__600_1351969843"/></text:h>
      <text:h text:style-name="Heading_20_2" text:outline-level="2"><text:bookmark-start text:name="__RefHeading__342_1769537256"/>Für Reviews<text:bookmark-end text:name="__RefHeading__342_1769537256"/></text:h>
      <text:p text:style-name="P13">Die Team-Mitglieder treffen sich einmal wöchentlich zu einem gemeinsamen Arbeitstag. An diesen Treffen werden die Arbeitsergebnisse der letzten Woche besprochen und reviewt. Es wird abgemacht, welche Arbeitsergebnisse (Dokumente, wichtige, zentrale Code-Teile, etc.) durch das <text:span text:style-name="T10">jeweils </text:span>andere Team-Mitglied <text:span text:style-name="T6">in der Folgewoche </text:span>speziell überprüft werden müssen.</text:p>
      <text:p text:style-name="P31">In Code-Reviews soll neben der Korrektheit auch die Wart- und Testbarkeit der Programmteile überprüft werden.</text:p>
      <text:h text:style-name="P60" text:outline-level="2"><text:bookmark-start text:name="__RefHeading__344_1769537256"/>Für Integration<text:bookmark-end text:name="__RefHeading__344_1769537256"/></text:h>
      <text:p text:style-name="P12">Die Realisierung wird nach der agilen Vorgehensweise Scrum durchgeführt. Am Ende eines Sprints <text:soft-page-break/>werden die Testfälle für die umgesetzten Stories <text:span text:style-name="T6">bzw. Anwendungsfälle </text:span>erarbeitet <text:span text:style-name="T10">und im Rahmen eines Integrationstests durchgeführt</text:span>. Allfällig gefundene <text:span text:style-name="T10">Fehler und Unschönheiten</text:span> <text:span text:style-name="T10">werden nach Möglichkeit sofort gelöst. Reicht die Zeit für die Behebung des Problems nicht mehr, wird ein </text:span>Product Backlog-<text:span text:style-name="T10">Item erstellt</text:span>. Der Product Owner entscheidet dann, ob <text:span text:style-name="T10">das Problem</text:span> <text:span text:style-name="T10">im</text:span> Folgesprint <text:span text:style-name="T10">gelöst werden soll</text:span>.</text:p>
      <text:p text:style-name="P45">Werden in einem Sprint Programmteile stark überarbeitet, werden betroffene, ausgewählte Testfälle aus den vorherigen Sprints <text:span text:style-name="T19">ein weiteres Mal </text:span>als Regressionstest <text:span text:style-name="T19">durchgeführt</text:span>. <text:span text:style-name="T23">Das Ziel ist, sicherzustellen, dass Erweiterungen der Applikation mit neuer Funktionalität bereits implementierte Funktionalität nicht beeinträchtigen.</text:span></text:p>
      <text:p text:style-name="P46">Nach der Realisierungsphase <text:span text:style-name="T9">ist</text:span> ein <text:span text:style-name="T25">weiterer</text:span> <text:span text:style-name="T25">Integrationstest</text:span> vorgesehen <text:span text:style-name="T25">in dem</text:span> nochmals die in den Sprints umgesetzten Anwendungsfälle auf ihr Zusammenwirken geprüft <text:span text:style-name="T25">werden. Ausserdem wird sichergestellt, dass erforderliche Funktionalität vollständig umgesetzt wurde und die Navigationspfade durch das System funktionieren.</text:span></text:p>
      <text:h text:style-name="P60" text:outline-level="2"><text:bookmark-start text:name="__RefHeading__346_1769537256"/>Für Tests<text:bookmark-end text:name="__RefHeading__346_1769537256"/></text:h>
      <text:p text:style-name="P19">Für die entwickelten Programmteile (Klassen, Komponenten) werden während der Entwicklung <text:span text:style-name="T24">durch die Entwickler </text:span>Unittests (JUnit) erstellt. <text:span text:style-name="T2">Hauptfokus haben der Persistence- und der Domain-Layer. Die Persistence-Klassen werden mit einer lokalen Testdatenbank getestet, während die Domain-Klassen-Tests die Businesslogik prüfen. In der Regel kann die Businesslogik ohne Datenbank geprüft werden.</text:span></text:p>
      <text:p text:style-name="P44">Mit den Unittests sollen vor allem mögliche Probleme mit dem Umgang mit JPA / Hibernate aufgedeckt werden. Neben der Durchführung der Unittests sollen auch stichprobenartig manuelle bzw. visuelle Überprüfungen der Daten in der Datenbank vorgenommen werden, um sicherzustellen, dass keine inkonsistenten oder verwaiste Daten entstehen. <text:span text:style-name="T27">Insbesondere bei Programm-Abbrüchen muss sichergestellt werden, dass die seit dem letzten Commit veränderten Daten zurück gerollt werden und konsistent sind.</text:span></text:p>
      <text:p text:style-name="P47">Ein zweiter wichtiger Pfeiler des Konzepts sind die GUI-Tests. Sie werden manuell durchgeführt: laufend während der Entwicklung durch die Entwickler, durch die Abarbeitung von vordefinierten Testfällen und Regressionstests am Ende der Sprints und durch exploratives Testing während <text:span text:style-name="T26">der</text:span> Integrationstests. <text:span text:style-name="T26">Die GUI-Tests sollen sicherstellen, dass </text:span></text:p>
      <text:list xml:id="list6966063335151313358" text:style-name="L6">
        <text:list-item>
          <text:p text:style-name="P48"><text:span text:style-name="T26">die Datenbewirtschaftung (erzeugen, modifizieren und löschen von Entitäten) korrekt funktioniert (manuelle bzw. visuelle Überprüfung der Daten in der Datenbank), </text:span></text:p>
        </text:list-item>
        <text:list-item>
          <text:p text:style-name="P48"><text:span text:style-name="T26">ungültige Eingaben zurückgewiesen werden, </text:span></text:p>
        </text:list-item>
        <text:list-item>
          <text:p text:style-name="P48"><text:span text:style-name="T26">Fehler dem Benutzer angezeigt werden und nicht weitergefahren werden kann, </text:span></text:p>
        </text:list-item>
        <text:list-item>
          <text:p text:style-name="P48"><text:soft-page-break/><text:span text:style-name="T26">die Eingabemasken korrekt funktionieren, </text:span></text:p>
        </text:list-item>
        <text:list-item>
          <text:p text:style-name="P48"><text:span text:style-name="T26">die Daten nach Modifikationen korrekt angezeigt werden (Refresh), </text:span></text:p>
        </text:list-item>
        <text:list-item>
          <text:p text:style-name="P48"><text:span text:style-name="T26">das enablen bzw. disablen von Buttons korrekt funktioniert, </text:span></text:p>
        </text:list-item>
        <text:list-item>
          <text:p text:style-name="P48"><text:span text:style-name="T26">bei einem unerwarteten Fehler abgebrochen, die veränderten Daten zurück gerollt werden und die Applikation neu initialisiert wird, </text:span></text:p>
        </text:list-item>
        <text:list-item>
          <text:p text:style-name="P49">im Mehrbenutzerbetrieb die Funktionalität des optimistischen Lockings bei konkurrierenden Zugriffen korrekt funktioniert, </text:p>
        </text:list-item>
        <text:list-item>
          <text:p text:style-name="P49">die Darstellung der Daten in erzeugten Word-Dokumenten korrekt ist, insbesondere bei langen Attributwerten.</text:p>
        </text:list-item>
      </text:list>
      <text:p text:style-name="P51">Security-Tests sind keine notwendig, da der Datenzugriff ausschliesslich über das gesicherte, interne Netzwerk erfolgt.</text:p>
      <text:p text:style-name="P50">Performance-Tests werden im Rahmen de<text:span text:style-name="T28">r Integrations</text:span>tests durchgeführt (siehe nicht funktionale Anforderungen im Dokument SVM_Anforderungsspezifikation).</text:p>
      <text:h text:style-name="P56" text:outline-level="1"><text:bookmark-start text:name="__RefHeading__612_1351969843"/>Prüfungen<text:bookmark-end text:name="__RefHeading__612_1351969843"/></text:h>
      <text:h text:style-name="P60" text:outline-level="2"><text:bookmark-start text:name="__RefHeading__348_1769537256"/>Prüfgegenstände<text:bookmark-end text:name="__RefHeading__348_1769537256"/></text:h>
      <text:p text:style-name="P20">Prüfgegenstand ist das System (Applikation) „SVM“.</text:p>
      <text:h text:style-name="P60" text:outline-level="2"><text:bookmark-start text:name="__RefHeading__350_1769537256"/>Prüfverfahren und Prüfdimensionen<text:bookmark-end text:name="__RefHeading__350_1769537256"/></text:h>
      <text:p text:style-name="P43"><text:span text:style-name="T2">Die Unittests</text:span> werden durch den Entwickler regelmässig durchgeführt, mindestens vor dem Einchecken von grösseren Erweiterungen oder Anpassungen. Ausserdem <text:span text:style-name="T19">wurde ein</text:span> Jenkins Continuous Integration Job aufgesetzt. Einmal täglich wird das im Git-Repository eingecheckte Produkt geb<text:span text:style-name="T19">u</text:span>ildet und die Unittests werden durchgeführt.</text:p>
      <text:p text:style-name="P42">Am Ende eines Sprints <text:span text:style-name="T17">bzw. spätestens im Folgesprint und nach Abschluss der Realisierungsphase </text:span>werden die erarbeiteten Testfälle <text:span text:style-name="T30">und die Regressionstests</text:span> <text:span text:style-name="T30">manuell</text:span> durchgeführt <text:span text:style-name="T30">mit Fokus auf die neu implementierte Funktionalität. </text:span>Die umgesetzten Anwendungsfälle werden auf die Erfüllung der Anforderungen geprüft. <text:span text:style-name="T32">Zusätzlich sollen in diesen Tests die Testziele gemäss den Kapiteln </text:span><text:span text:style-name="T32"><text:bookmark-ref text:reference-format="number" text:ref-name="__RefHeading__344_1769537256">4.2</text:bookmark-ref></text:span><text:span text:style-name="T7"> </text:span><text:span text:style-name="T7"><text:bookmark-ref text:reference-format="text" text:ref-name="__RefHeading__600_1351969843">Strategie</text:bookmark-ref></text:span><text:span text:style-name="T32"> </text:span><text:span text:style-name="T32"><text:bookmark-ref text:reference-format="text" text:ref-name="__RefHeading__344_1769537256">Für Integration</text:bookmark-ref></text:span><text:span text:style-name="T32"> und </text:span><text:span text:style-name="T7"><text:bookmark-ref text:reference-format="number" text:ref-name="__RefHeading__346_1769537256">4.3</text:bookmark-ref></text:span><text:span text:style-name="T7"> </text:span><text:span text:style-name="T7"><text:bookmark-ref text:reference-format="text" text:ref-name="__RefHeading__600_1351969843">Strategie</text:bookmark-ref></text:span><text:span text:style-name="T7"> </text:span><text:span text:style-name="T7"><text:bookmark-ref text:reference-format="text" text:ref-name="__RefHeading__346_1769537256">Für Tests</text:bookmark-ref></text:span><text:span text:style-name="T8"> (GUI-Tests)</text:span><text:span text:style-name="T32"> erreicht werden. Die dazu notwendigen Testfälle werden dokumentiert.</text:span></text:p>
      <text:h text:style-name="P60" text:outline-level="2"><text:bookmark-start text:name="__RefHeading__352_1769537256"/><text:soft-page-break/>Abdeckungsgrade<text:bookmark-end text:name="__RefHeading__352_1769537256"/></text:h>
      <text:p text:style-name="P21">Die Unittests sollen vor allem wichtige und zentrale Programmteile prüfen. Die Abdeckung der Unittests wird regelmässig durch die Entwickler auf dem Jenkins CI Server überprüft. Wenn nötig werden die Testfälle ergänzt. <text:span text:style-name="T11">GUI-Komponenten (Panels und Controls) werden nicht durch Unittests abgedeckt. Diese werden in den GUI-Tests geprüft.</text:span></text:p>
      <text:p text:style-name="P54">Die <text:span text:style-name="T11">erarbeiteten </text:span>Testfälle <text:span text:style-name="T11">für die Sprint-Abnahme</text:span> sollen positive und negative Funktionstests abdecken. <text:span text:style-name="T33">Wo nötig sollen Grenzwerte in Eingabefeldern speziell überprüft werden.</text:span></text:p>
      <text:h text:style-name="P60" text:outline-level="2"><text:bookmark-start text:name="__RefHeading__354_1769537256"/>Abnahmekriterien<text:bookmark-end text:name="__RefHeading__354_1769537256"/></text:h>
      <text:p text:style-name="P22">Umgesetzte Anwendungsfälle gelten am Ende eines Sprints als abgenommen, wenn die definierten Testfälle erfolgreich durchgeführt w<text:span text:style-name="T19">urden</text:span>. Allfällige Fehler oder Unschönheiten werden dem Product Owner zuhanden des Product Backlog gemeldet.</text:p>
      <text:h text:style-name="P56" text:outline-level="1"><text:bookmark-start text:name="__RefHeading__614_1351969843"/>Testinfrastruktur<text:bookmark-end text:name="__RefHeading__614_1351969843"/></text:h>
      <text:h text:style-name="P60" text:outline-level="2"><text:bookmark-start text:name="__RefHeading__356_1769537256"/>Grundsätzliche Überlegungen<text:bookmark-end text:name="__RefHeading__356_1769537256"/></text:h>
      <text:p text:style-name="P24"><text:span text:style-name="T14">Für die Durchführung der Tests sind die</text:span> Applikation, <text:span text:style-name="T14">der installierte und gestartete MySQL-Server</text:span> <text:span text:style-name="T14">mit der aufgesetzten </text:span>Datenbank <text:span text:style-name="T14">und eine Java Runtime Umgebung (Version 7)</text:span> notwendig.</text:p>
      <text:h text:style-name="P60" text:outline-level="2"><text:bookmark-start text:name="__RefHeading__358_1769537256"/>Testumgebungen, Testgeschirr<text:bookmark-end text:name="__RefHeading__358_1769537256"/></text:h>
      <text:p text:style-name="P21">Die Unittests werden in der Entwicklungsumgebung <text:span text:style-name="T13">implementiert</text:span> und durchgeführt. Die Durchführung erfolgt durch den Entwickler und zusätzlich während des täglichen Builds auf dem Jenkins <text:span text:style-name="T12">CI</text:span> Server. <text:span text:style-name="T12">In der Entwicklungsumgebung und auf dem Jenkins CI Server wird mit einer lokal aufgesetzten MySQL-Datenbank gearbeitet. Für die Sprint-Abnahmetests wird die Entwicklungsumgebung verwendet. Es wird ebenfalls eine lokale MySQL-Datenbank dafür verwendet.</text:span></text:p>
      <text:h text:style-name="P60" text:outline-level="2"><text:bookmark-start text:name="__RefHeading__360_1769537256"/>Anforderungen an Testmittel<text:bookmark-end text:name="__RefHeading__360_1769537256"/></text:h>
      <text:p text:style-name="P25">Die Unittests werden mittels JUnit implementiert und automatisiert durchgeführt.</text:p>
      <text:p text:style-name="P25">Die weiteren <text:span text:style-name="T29">Tests</text:span> werden manuell <text:span text:style-name="T29">durchgeführt</text:span>.</text:p>
      <text:p text:style-name="P26">Es werden keine weiteren <text:span text:style-name="T15">die Tests </text:span>unterstützende Tools eingesetzt.</text:p>
      <text:h text:style-name="P60" text:outline-level="2"><text:bookmark-start text:name="__RefHeading__362_1769537256"/><text:soft-page-break/>Anforderungen an Testdaten<text:bookmark-end text:name="__RefHeading__362_1769537256"/></text:h>
      <text:p text:style-name="P23">Je nach <text:span text:style-name="T13">den zu testenden </text:span>Anwendungsfällen wird mit einer <text:span text:style-name="T4">anfangs</text:span> leeren Datenbank gearbeitet, oder es wird ein Basisbestand <text:span text:style-name="T18">mit synthetischen</text:span> Daten bereitgestellt, der vor der Testdurchführung geladen wird.</text:p>
      <text:h text:style-name="P56" text:outline-level="1"><text:bookmark-start text:name="__RefHeading__616_1351969843"/>Testnachweise<text:bookmark-end text:name="__RefHeading__616_1351969843"/></text:h>
      <text:h text:style-name="P60" text:outline-level="2"><text:bookmark-start text:name="__RefHeading__364_1769537256"/>Dokumente<text:bookmark-end text:name="__RefHeading__364_1769537256"/></text:h>
      <text:p text:style-name="P14"><text:span text:style-name="T3">Die Testfälle sind in Spreadsheets unter dem Projektverzeichnis doc/14_Qualitaetsmanagement/ dokumentiert. </text:span>Die Durchführung der Testfälle werden in<text:span text:style-name="T3"> Testprotokolle</text:span>n <text:span text:style-name="T3">ebenfalls in Spreadsheets festgehalten.</text:span></text:p>
      <text:h text:style-name="P60" text:outline-level="2"><text:bookmark-start text:name="__RefHeading__366_1769537256"/>Metriken<text:bookmark-end text:name="__RefHeading__366_1769537256"/></text:h>
      <text:p text:style-name="P27">Die Auswertung der Testabdeckung der Unittests wird regelmässig durch die Entwickler auf dem Jenkins CI Server konsultiert. Falls festgestellt wird, dass wichtige Programmteile ungenügend abgedeckt sind, werden entsprechende Unittests ergänzt.</text:p>
      <text:p text:style-name="P28">Die spezifizierten Testfälle <text:span text:style-name="T19">sollen</text:span> während einer Testdurchführung zu 100 % durchgeführt werden. Wird während der Durchführung festgestellt, dass <text:span text:style-name="T16">mehr</text:span> als <text:span text:style-name="T16">2</text:span>0 % der Testfälle nicht korrekt durchgeführt werden können, sind entsprechende Massnahmen <text:span text:style-name="T16">zur Stabilisierung des Systems </text:span>zusammen mit dem Product Owner einzuleiten.</text:p>
      <text:h text:style-name="P56" text:outline-level="1"><text:bookmark-start text:name="__RefHeading__618_1351969843"/>Prozesse<text:bookmark-end text:name="__RefHeading__618_1351969843"/></text:h>
      <text:h text:style-name="P60" text:outline-level="2"><text:bookmark-start text:name="__RefHeading__368_1769537256"/>Reviews<text:bookmark-end text:name="__RefHeading__368_1769537256"/></text:h>
      <text:p text:style-name="P29">Die Reviewergebnisse werden, ausser bei offiziellen Reviews, nicht speziell festgehalten. Allfällige grössere Folgeaktivitäten oder Massnahmen werden in den Product Backlog aufgenommen und mit dem Product Owner besprochen.</text:p>
      <text:h text:style-name="P60" text:outline-level="2"><text:bookmark-start text:name="__RefHeading__372_1769537256"/>Fehler erfassen und verfolgen<text:bookmark-end text:name="__RefHeading__372_1769537256"/></text:h>
      <text:p text:style-name="P30"><text:span text:style-name="T19">D</text:span>ie in der Realisierungsphase in den Sprints festgestellten Fehler werden wenn möglich im aktuellen Sprint gefixt. Ist dies nicht möglich, werden Product Backlog Items zuhanden des Product Owners erstellt, die dann nach dessen Priorisierung in einen Folgesprint einfliessen.</text:p>
      <text:p text:style-name="P52">Für Fehler, die <text:span text:style-name="T31">während der Realisierungsphase nicht mehr gefixt werden konnten, oder </text:span>nach der <text:soft-page-break/>Realisierungsphase gefunden werden, werden zu ihrer Nachvollziehbarkeit Defects im <text:span text:style-name="T30">Spreadsheet doc/14_Qualitaetsmanagement/SVM_Incidents</text:span> erfas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cm" table:align="margins" fo:keep-with-next="always"/>
    </style:style>
    <style:style style:name="Tabelle2.A" style:family="table-column">
      <style:table-column-properties style:column-width="3cm" style:rel-column-width="11566*"/>
    </style:style>
    <style:style style:name="Tabelle2.B" style:family="table-column">
      <style:table-column-properties style:column-width="11.001cm" style:rel-column-width="42409*"/>
    </style:style>
    <style:style style:name="Tabelle2.C" style:family="table-column">
      <style:table-column-properties style:column-width="2.999cm" style:rel-column-width="11560*"/>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MP1" style:family="paragraph" style:parent-style-name="Table_20_Contents">
      <style:paragraph-properties fo:text-align="center" style:justify-single-word="false"/>
      <style:text-properties officeooo:rsid="0002482c" officeooo:paragraph-rsid="0002482c"/>
    </style:style>
    <style:style style:name="MP2" style:family="paragraph" style:parent-style-name="Table_20_Contents">
      <style:paragraph-properties fo:text-align="end" style:justify-single-word="false"/>
      <style:text-properties officeooo:rsid="0002482c" officeooo:paragraph-rsid="0002482c"/>
    </style:style>
    <style:style style:name="MP3" style:family="paragraph" style:parent-style-name="Table">
      <style:text-properties fo:font-size="6pt" style:font-size-asian="5.25pt" style:font-size-complex="6pt"/>
    </style:style>
    <style:style style:name="MP4" style:family="paragraph" style:parent-style-name="Footer">
      <style:text-properties officeooo:rsid="00042183" officeooo:paragraph-rsid="00042183"/>
    </style:style>
    <style:style style:name="MT1" style:family="text">
      <style:text-properties officeooo:rsid="002d394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
            </table:table-cell>
            <table:table-cell table:style-name="Tabelle2.A1" office:value-type="string">
              <text:p text:style-name="MP1">Masterarbeit</text:p>
              <text:p text:style-name="MP1">SVM Schüler Verwaltung Metzenthin</text:p>
            </table:table-cell>
            <table:table-cell table:style-name="Tabelle2.C1" office:value-type="string">
              <text:p text:style-name="MP2">Seite <text:page-number text:select-page="current">10</text:page-number> von <text:page-count>10</text:page-count></text:p>
            </table:table-cell>
          </table:table-row>
        </table:table>
        <text:p text:style-name="MP3"/>
      </style:header>
      <style:footer>
        <text:p text:style-name="MP4">Dokument: <text:file-name text:display="name">SVM_Testkonzept</text:file-name><text:tab/>Version: 0.<text:span text:style-name="MT1">9</text:span><text:tab/>Datum: <text:date style:data-style-name="N36" text:date-value="2015-08-22T12:25:15.313615626">22.08.2015</text:date></text:p>
        <text:p text:style-name="MP4"><text:tab/>Status: <text:span text:style-name="MT1">reviewberei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18:31:01.069079082</meta:creation-date>
    <meta:generator>LibreOffice/4.2.8.2$Linux_X86_64 LibreOffice_project/420m0$Build-2</meta:generator>
    <dc:date>2015-08-22T12:25:15.202948293</dc:date>
    <meta:editing-duration>PT6H9M41S</meta:editing-duration>
    <meta:editing-cycles>69</meta:editing-cycles>
    <meta:print-date>2015-08-22T10:32:42.704700525</meta:print-date>
    <meta:document-statistic meta:table-count="3" meta:image-count="0" meta:object-count="0" meta:page-count="10" meta:paragraph-count="146" meta:word-count="1488" meta:character-count="11605" meta:non-whitespace-character-count="10292"/>
  </office:meta>
</office:document-meta>
</file>